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4d4" officeooo:paragraph-rsid="000674d4"/>
    </style:style>
    <style:style style:name="P2" style:family="paragraph" style:parent-style-name="Standard">
      <style:text-properties officeooo:rsid="0007bc1a" officeooo:paragraph-rsid="0007bc1a"/>
    </style:style>
    <style:style style:name="P3" style:family="paragraph" style:parent-style-name="Standard">
      <style:text-properties officeooo:rsid="0007bc1a" officeooo:paragraph-rsid="000ac0ae"/>
    </style:style>
    <style:style style:name="P4" style:family="paragraph" style:parent-style-name="Standard">
      <style:text-properties fo:font-size="16pt" fo:font-style="italic" fo:font-weight="bold" officeooo:rsid="000674d4" officeooo:paragraph-rsid="000674d4" style:font-size-asian="16pt" style:font-style-asian="italic" style:font-weight-asian="bold" style:font-size-complex="16pt" style:font-style-complex="italic" style:font-weight-complex="bold"/>
    </style:style>
    <style:style style:name="P5" style:family="paragraph" style:parent-style-name="Standard">
      <style:text-properties officeooo:rsid="0008fdb8" officeooo:paragraph-rsid="0008fdb8"/>
    </style:style>
    <style:style style:name="P6" style:family="paragraph" style:parent-style-name="Standard">
      <style:text-properties officeooo:rsid="000ac0ae" officeooo:paragraph-rsid="000ac0ae"/>
    </style:style>
    <style:style style:name="P7" style:family="paragraph" style:parent-style-name="Standard">
      <style:text-properties officeooo:rsid="00119066" officeooo:paragraph-rsid="00119066"/>
    </style:style>
    <style:style style:name="P8" style:family="paragraph" style:parent-style-name="Standard">
      <style:text-properties officeooo:rsid="00119066" officeooo:paragraph-rsid="00136df4"/>
    </style:style>
    <style:style style:name="P9" style:family="paragraph" style:parent-style-name="Standard">
      <style:text-properties officeooo:rsid="00119066" officeooo:paragraph-rsid="00164d20"/>
    </style:style>
    <style:style style:name="P10" style:family="paragraph" style:parent-style-name="Standard">
      <style:text-properties officeooo:rsid="00136df4" officeooo:paragraph-rsid="00136df4"/>
    </style:style>
    <style:style style:name="P11" style:family="paragraph" style:parent-style-name="Standard">
      <style:text-properties style:font-name="Andale Mono" officeooo:rsid="00136df4" officeooo:paragraph-rsid="00136df4"/>
    </style:style>
    <style:style style:name="P12" style:family="paragraph" style:parent-style-name="Standard">
      <style:text-properties style:font-name="Andale Mono" officeooo:rsid="00119066" officeooo:paragraph-rsid="00119066"/>
    </style:style>
    <style:style style:name="P13" style:family="paragraph" style:parent-style-name="Standard">
      <style:text-properties style:font-name="Andale Mono" fo:font-size="11pt" officeooo:rsid="0018fb67" officeooo:paragraph-rsid="0018fb67" style:font-size-asian="11pt" style:font-size-complex="11pt"/>
    </style:style>
    <style:style style:name="P14" style:family="paragraph" style:parent-style-name="Standard">
      <style:text-properties style:font-name="Andale Mono" officeooo:rsid="0018fb67" officeooo:paragraph-rsid="0018fb67"/>
    </style:style>
    <style:style style:name="P15" style:family="paragraph" style:parent-style-name="Standard">
      <style:text-properties style:font-name="Andale Mono" officeooo:rsid="0014d255" officeooo:paragraph-rsid="00201a6b"/>
    </style:style>
    <style:style style:name="P16" style:family="paragraph" style:parent-style-name="Standard">
      <style:text-properties officeooo:rsid="0014d255" officeooo:paragraph-rsid="0014d255"/>
    </style:style>
    <style:style style:name="P17" style:family="paragraph" style:parent-style-name="Standard">
      <style:text-properties officeooo:rsid="0014d255" officeooo:paragraph-rsid="0018fb67"/>
    </style:style>
    <style:style style:name="P18" style:family="paragraph" style:parent-style-name="Standard">
      <style:text-properties officeooo:rsid="0014d255" officeooo:paragraph-rsid="00201a6b"/>
    </style:style>
    <style:style style:name="P19" style:family="paragraph" style:parent-style-name="Standard">
      <style:text-properties officeooo:rsid="00164d20" officeooo:paragraph-rsid="00164d20"/>
    </style:style>
    <style:style style:name="P20" style:family="paragraph" style:parent-style-name="Standard">
      <style:text-properties officeooo:rsid="001cfa95" officeooo:paragraph-rsid="001cfa95"/>
    </style:style>
    <style:style style:name="P21" style:family="paragraph" style:parent-style-name="Standard">
      <style:text-properties officeooo:rsid="001ecfb7" officeooo:paragraph-rsid="001ecfb7"/>
    </style:style>
    <style:style style:name="P22" style:family="paragraph" style:parent-style-name="Standard">
      <style:text-properties officeooo:rsid="001ecfb7" officeooo:paragraph-rsid="00201a6b"/>
    </style:style>
    <style:style style:name="P23" style:family="paragraph" style:parent-style-name="Standard">
      <style:text-properties officeooo:rsid="00201a6b" officeooo:paragraph-rsid="00201a6b"/>
    </style:style>
    <style:style style:name="P24" style:family="paragraph" style:parent-style-name="Standard">
      <style:text-properties officeooo:rsid="0020cc6a" officeooo:paragraph-rsid="0020cc6a"/>
    </style:style>
    <style:style style:name="P25" style:family="paragraph" style:parent-style-name="Standard">
      <style:text-properties style:font-name="Andale Mono" officeooo:rsid="00119066" officeooo:paragraph-rsid="00164d20"/>
    </style:style>
    <style:style style:name="T1" style:family="text">
      <style:text-properties officeooo:rsid="000674d4"/>
    </style:style>
    <style:style style:name="T2" style:family="text">
      <style:text-properties officeooo:rsid="0007bc1a"/>
    </style:style>
    <style:style style:name="T3" style:family="text">
      <style:text-properties officeooo:rsid="000e87eb"/>
    </style:style>
    <style:style style:name="T4" style:family="text">
      <style:text-properties officeooo:rsid="00119066"/>
    </style:style>
    <style:style style:name="T5" style:family="text">
      <style:text-properties officeooo:rsid="00136df4"/>
    </style:style>
    <style:style style:name="T6" style:family="text">
      <style:text-properties officeooo:rsid="0014d255"/>
    </style:style>
    <style:style style:name="T7" style:family="text">
      <style:text-properties officeooo:rsid="00164d20"/>
    </style:style>
    <style:style style:name="T8" style:family="text">
      <style:text-properties officeooo:rsid="0017a76f"/>
    </style:style>
    <style:style style:name="T9" style:family="text">
      <style:text-properties officeooo:rsid="001970c1"/>
    </style:style>
    <style:style style:name="T10" style:family="text">
      <style:text-properties officeooo:rsid="001b8640"/>
    </style:style>
    <style:style style:name="T11" style:family="text">
      <style:text-properties officeooo:rsid="00201a6b"/>
    </style:style>
    <style:style style:name="T12" style:family="text">
      <style:text-properties officeooo:rsid="0020cc6a"/>
    </style:style>
    <style:style style:name="T13" style:family="text">
      <style:text-properties officeooo:rsid="0023af76"/>
    </style:style>
    <style:style style:name="T14" style:family="text">
      <style:text-properties officeooo:rsid="00242707"/>
    </style:style>
    <style:style style:name="T15" style:family="text">
      <style:text-properties officeooo:rsid="0024a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ading Temperature</text:p>
      <text:p text:style-name="P1"/>
      <text:p text:style-name="P1">The Raspberry Pi is particularly suited to logging data and temperature is a very popular thing to log ! <text:s/>This <text:span text:style-name="T3">article</text:span> is going to look at reading temperature using the <text:s/>DS18B20 “1-wire” sensor <text:span text:style-name="T2">from Dallas Semiconductor</text:span>. This sensor has a number of things to recommend it, its relatively cheap, its interface is readily supported in the Raspberry Pi, <text:span text:style-name="T12">it needs no level translation. I</text:span>ts sufficiently accurate for most applications with no calibration.</text:p>
      <text:p text:style-name="P1"/>
      <text:p text:style-name="P16">[Small image of a <text:span text:style-name="T7">commercial</text:span> pre made sensor with i<text:span text:style-name="T9">t</text:span>s 1m long cable, <text:span text:style-name="T14">figure one</text:span>]</text:p>
      <text:p text:style-name="P16"/>
      <text:p text:style-name="P1"><text:span text:style-name="T7">If you shop around, y</text:span>ou can purchase the DS18B20 in an ep<text:span text:style-name="T2">o</text:span>xy TO92 package for <text:span text:style-name="T7">less than one (Australian) dollar each </text:span>or, if you prefer, buy it ready mounted in a probe with a suitable fly lead <text:span text:style-name="T7">for as little as two <text:s/>dollars</text:span>. In either case, <text:span text:style-name="T2">electronically</text:span>, its the same. It will measure from way below freezing to 125 degrees C and it is, “out of the box” accurate to within half a degree over much of that range.</text:p>
      <text:p text:style-name="P1"/>
      <text:p text:style-name="P20">If you are happy with a soldering iron, making your own sensors using the TO92 packages is easy, cut the DS18B20's leads so there is only about 5mm remaining, solder a lead to each, mix up some epoxy and fill the volume around your solder joints. A sensor made like this is smaller and possibly faster to respond that the more robust commercial ones.</text:p>
      <text:p text:style-name="P1"/>
      <text:p text:style-name="P2">But the real beauty of this sensor is how easy it is to use on the Raspberry Pi ! While its called a “1-wire” interface, in practice it needs two and over long runs, three is more reliable. Thats a ground or common connection, a 3.3v supply and one signal wire. To make life easy, we can connect many sensors <text:span text:style-name="T3">in parallel using just those three wires</text:span>. So we are not using up all our GPIO ports. Long wiring runs don't seem a problem and each sensor uses very little power. How good is all this ?</text:p>
      <text:p text:style-name="P2"/>
      <text:p text:style-name="P2">That one signal wire is used to both read and write to the sensors and each sensor has its own unique ID number. But the w1-gpio and w1-therm kernel modules hides all the complexity <text:span text:style-name="T12">and are pre installed in both Raspbian and Arch Linux for the Raspberry Pi.</text:span></text:p>
      <text:p text:style-name="P2"/>
      <text:p text:style-name="P16">[ Image of a TO92 package<text:span text:style-name="T10">s</text:span> connected to RasPi, <text:span text:style-name="T14">figure two</text:span> ]</text:p>
      <text:p text:style-name="P16"/>
      <text:p text:style-name="P5">To get started, connect one or more <text:span text:style-name="T1">DS18B20 </text:span>to the Raspberry Pi I/O connector, pin 1 for 3<text:span text:style-name="T8">v</text:span>3, signal to pin 7 and ground on pin 9. Power up your <text:span text:style-name="T12">Raspberry </text:span>Pi and get a command line. First we need to load the <text:span text:style-name="T7">kernel</text:span> modules, this needs to be done as root. </text:p>
      <text:p text:style-name="P5"/>
      <text:p text:style-name="P6">modprobe w1-gpio</text:p>
      <text:p text:style-name="P6">modprobe w1-therm</text:p>
      <text:p text:style-name="P6"/>
      <text:p text:style-name="P6">As is usually the case in <text:span text:style-name="T7">the U</text:span>n<text:span text:style-name="T7">i</text:span>x <text:span text:style-name="T7">world</text:span>, no news is good <text:span text:style-name="T3">news</text:span>, if you don't see any error messages, all is good. But lets be sure, the modules should create <text:span text:style-name="T4">directories</text:span> in a virtual file system, one for each connected sensor (and one for a master).</text:p>
      <text:p text:style-name="P6"/>
      <text:p text:style-name="P6">ls -<text:span text:style-name="T5">L</text:span> /sys/bus/w1/devices</text:p>
      <text:p text:style-name="P10">28-000004749871 <text:s/>28-001414af48ff <text:s/>28-0014153fc6ff <text:s/>w1_bus_master1</text:p>
      <text:p text:style-name="P3"/>
      <text:p text:style-name="P6"><text:span text:style-name="T6">In this example, I have three sensors connected. </text:span>If you see only <text:span text:style-name="T3">th</text:span>e master <text:span text:style-name="T3">and</text:span> not the serially numbered sensor <text:span text:style-name="T4">directories</text:span>, check your wiring. You can cat out <text:span text:style-name="T4">the</text:span> files <text:span text:style-name="T4">in those directories </text:span>if you are interested, but what we want is <text:span text:style-name="T4">the second line in the file w1_slave, it </text:span>looks like this -</text:p>
      <text:p text:style-name="P6"/>
      <text:p text:style-name="P7">61 01 4b 46 7f ff 0f 10 02 t=22062</text:p>
      <text:p text:style-name="P7"><text:soft-page-break/></text:p>
      <text:p text:style-name="P6">The temperature, <text:span text:style-name="T4">in this case </text:span>is <text:span text:style-name="T4">22.062 degrees C.</text:span> <text:s/></text:p>
      <text:p text:style-name="P9"/>
      <text:p text:style-name="P24">Here is a short script to read the files in those kernel <text:s/>maintained directories -</text:p>
      <text:p text:style-name="P24"/>
      <text:p text:style-name="P25">#! /usr/bin/python2.7</text:p>
      <text:p text:style-name="P12">import os </text:p>
      <text:p text:style-name="P12">devices = os.listdir(“/sys/bus/w1/devices/”) </text:p>
      <text:p text:style-name="P12">devices.remove(“w1_bus_master1”) </text:p>
      <text:p text:style-name="P12">for dev in devices: </text:p>
      <text:p text:style-name="P12"><text:s text:c="4"/>f = open(dev_dir + dev + “/w1_slave”, 'r') </text:p>
      <text:p text:style-name="P12"><text:s text:c="4"/>content = f.readlines() </text:p>
      <text:p text:style-name="P12"><text:s text:c="4"/>temp_start = content[1].find("t=") </text:p>
      <text:p text:style-name="P12"><text:s text:c="4"/>print content[1][temp_start + 2:] + dev </text:p>
      <text:p text:style-name="P12"><text:s text:c="4"/>f.close() </text:p>
      <text:p text:style-name="P7"/>
      <text:p text:style-name="P19">Here is how that script works on my system, note that the shorter five digit number is the temperature reading in “milli degrees”.</text:p>
      <text:p text:style-name="P19"><text:s/></text:p>
      <text:p text:style-name="P11">[dbannon@alarmpi ~]$ python2.7 test.py </text:p>
      <text:p text:style-name="P11">21687 </text:p>
      <text:p text:style-name="P11">28-000004749871 </text:p>
      <text:p text:style-name="P11">56937 </text:p>
      <text:p text:style-name="P11">28-0014153fc6ff </text:p>
      <text:p text:style-name="P11">56312 </text:p>
      <text:p text:style-name="P11">28-001414af48ff </text:p>
      <text:p text:style-name="P10"/>
      <text:p text:style-name="P8">Now, that code is subject to some errors and should not be used in a 'system' as it is but is a useful starting point. <text:span text:style-name="T5">The files are created and maintained by the kernel module and are not valid while being updated so our Python code should do some checks and keep trying until it looks OK.</text:span></text:p>
      <text:p text:style-name="P14"/>
      <text:p text:style-name="P18"><text:span text:style-name="T10">The script below </text:span>initialises, identifies connected sensors and displaying <text:span text:style-name="T10">temperature </text:span>readings. <text:span text:style-name="T10">The last line could easily be put in a loop. The script itself is divided up into functions so a reader can easily grab just the bits they need.</text:span></text:p>
      <text:p text:style-name="P15"/>
      <text:p text:style-name="P13">#! /usr/bin/python2.7 </text:p>
      <text:p text:style-name="P13">import os, time, sys </text:p>
      <text:p text:style-name="P13">dev_dir = '/sys/bus/w1/devices/' </text:p>
      <text:p text:style-name="P13"/>
      <text:p text:style-name="P13">def load_modules(): </text:p>
      <text:p text:style-name="P13"><text:s text:c="4"/>first_time = 0 </text:p>
      <text:p text:style-name="P13"><text:s text:c="4"/>if os.getuid() == 0: <text:s text:c="3"/># Only root can load the mods </text:p>
      <text:p text:style-name="P13"><text:s text:c="8"/>if os.system("modprobe --first-time -q w1-gpio") == 0: </text:p>
      <text:p text:style-name="P13"><text:s text:c="12"/>first_time = 1 </text:p>
      <text:p text:style-name="P13"><text:s text:c="8"/>if os.system("modprobe --first-time -q w1-therm") == 0: </text:p>
      <text:p text:style-name="P13"><text:s text:c="12"/>first_time = 1 </text:p>
      <text:p text:style-name="P13"><text:s text:c="8"/>if first_time: <text:s text:c="4"/># wait a bit for the devs to be populated </text:p>
      <text:p text:style-name="P13"><text:s text:c="12"/>time.sleep(5) </text:p>
      <text:p text:style-name="P13"><text:s text:c="8"/>return first_time </text:p>
      <text:p text:style-name="P13"><text:s text:c="4"/>else: </text:p>
      <text:p text:style-name="P13"><text:s text:c="8"/>if os.system("modprobe -q w1_gpio") == 256 or\</text:p>
      <text:p text:style-name="P13"><text:s text:c="8"/>os.system("modprobe -q w1_therm") == 256: </text:p>
      <text:p text:style-name="P13"><text:s text:c="12"/>print "sorry, modules not loaded and we are not root" </text:p>
      <text:p text:style-name="P13"><text:s text:c="12"/>sys.exit(1) </text:p>
      <text:p text:style-name="P13"/>
      <text:p text:style-name="P13"><text:soft-page-break/></text:p>
      <text:p text:style-name="P13">def read_temp_lines(dev): </text:p>
      <text:p text:style-name="P13"><text:s text:c="4"/># Note that the read process is slow, bit less than </text:p>
      <text:p text:style-name="P13"><text:s text:c="4"/># a second per device. </text:p>
      <text:p text:style-name="P13"><text:s text:c="4"/>try: </text:p>
      <text:p text:style-name="P13"><text:s text:c="8"/>f = open(dev_dir + dev + '/w1_slave', 'r') </text:p>
      <text:p text:style-name="P13"><text:s text:c="8"/>content = f.readlines() </text:p>
      <text:p text:style-name="P13"><text:s text:c="8"/>f.close() </text:p>
      <text:p text:style-name="P13"><text:s text:c="4"/>except IOError: </text:p>
      <text:p text:style-name="P13"><text:s text:c="8"/>lines = ["no file"] </text:p>
      <text:p text:style-name="P13"><text:s text:c="8"/>return content </text:p>
      <text:p text:style-name="P13"/>
      <text:p text:style-name="P13">def read_temps(): </text:p>
      <text:p text:style-name="P13"><text:s text:c="4"/># Build a tuple with data from each device we know </text:p>
      <text:p text:style-name="P13"><text:s text:c="4"/># about, set the ones that are not present to 0.0 </text:p>
      <text:p text:style-name="P13"><text:s text:c="4"/>results = [] </text:p>
      <text:p text:style-name="P13"><text:s text:c="4"/>for dev in devices: </text:p>
      <text:p text:style-name="P13"><text:s text:c="8"/>content = read_temp_lines(dev) </text:p>
      <text:p text:style-name="P13"><text:s text:c="8"/>if content == ["no file"]: </text:p>
      <text:p text:style-name="P13"><text:s text:c="12"/>results.append(0.0) </text:p>
      <text:p text:style-name="P13"><text:s text:c="12"/>continue </text:p>
      <text:p text:style-name="P13"><text:s text:c="8"/>while content[0].find("YES") == -1: </text:p>
      <text:p text:style-name="P13"><text:s text:c="12"/># try again if dev was not ready </text:p>
      <text:p text:style-name="P13"><text:s text:c="12"/>time.sleep(0.1) </text:p>
      <text:p text:style-name="P13"><text:s text:c="12"/>content = read_temp_lines(dev) </text:p>
      <text:p text:style-name="P13"><text:s text:c="8"/>temp_start = content[1].find('t=') </text:p>
      <text:p text:style-name="P13"><text:s text:c="8"/>if temp_start != -1: </text:p>
      <text:p text:style-name="P13"><text:s text:c="12"/>temp_string = content[1][temp_start+2:] </text:p>
      <text:p text:style-name="P13"><text:s text:c="12"/>results.append(float(temp_string) / 1000.0) </text:p>
      <text:p text:style-name="P13"><text:s text:c="4"/>return results</text:p>
      <text:p text:style-name="P13"/>
      <text:p text:style-name="P13">load_modules() </text:p>
      <text:p text:style-name="P13">devices = os.listdir(dev_dir) </text:p>
      <text:p text:style-name="P13">devices.remove('w1_bus_master1') </text:p>
      <text:p text:style-name="P13">print read_temps() </text:p>
      <text:p text:style-name="P17"/>
      <text:p text:style-name="P21">Many applications would <text:s/>load the kernel modules from, typically, rc.local or even manually <text:span text:style-name="T11">using the modprobe command as above. </text:span><text:s/>The function <text:span text:style-name="T11">above</text:span> is more complicated than typical applications as it needs to check to see if the modules are already loaded. It will do no harm to try loading them again but if loaded for the first time, we need to wait a few seconds to allow the kernel to find and read our sensors.</text:p>
      <text:p text:style-name="P21"/>
      <text:p text:style-name="P22">The read_temps() function may be called in the brief time while the kernel is updating its sensor file, if <text:span text:style-name="T15">so, it </text:span>waits for a tenth of a second and tries again. It can also cope with a situation where a sensor has been unplugged. <text:span text:style-name="T11">Otherwise, its operation is pretty clear.</text:span></text:p>
      <text:p text:style-name="P22"/>
      <text:p text:style-name="P23">The author has been using these sensors in a logg<text:span text:style-name="T15">er</text:span> watching a solar hot water system in the hope of understanding its short comings. So, in addition to reading the sensors, the data is saved into a database and displayed, in graphical form <text:span text:style-name="T13">on a web page</text:span>. While few readers would want to duplicate that specific system, its hoped the broad principles <text:span text:style-name="T15">shown here </text:span>can be used <text:span text:style-name="T12">in </text:span>reader<text:span text:style-name="T12">'</text:span>s projects.</text:p>
      <text:p text:style-name="P23"/>
      <text:p text:style-name="P23"/>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annon</meta:initial-creator>
    <meta:creation-date>2014-11-05T21:12:14.722436872</meta:creation-date>
    <dc:date>2014-11-13T21:09:09.559662132</dc:date>
    <dc:creator>David Bannon</dc:creator>
    <meta:editing-duration>PT34M40S</meta:editing-duration>
    <meta:editing-cycles>10</meta:editing-cycles>
    <meta:generator>LibreOffice/4.2.7.2$Linux_X86_64 LibreOffice_project/420m0$Build-2</meta:generator>
    <meta:document-statistic meta:table-count="0" meta:image-count="0" meta:object-count="0" meta:page-count="3" meta:paragraph-count="92" meta:word-count="1150" meta:character-count="7077" meta:non-whitespace-character-count="5596"/>
  </office:meta>
</office:document-meta>
</file>